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20000003309D83E167504BD7F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.35cm" fo:min-width="1.7cm"/>
    </style:style>
    <style:style style:name="gr3" style:family="graphic" style:parent-style-name="objectwithoutfill">
      <style:graphic-properties svg:stroke-color="#ff9966" draw:marker-end="Arrow" draw:marker-end-width="0.3cm" draw:fill="none" draw:textarea-vertical-align="middle"/>
    </style:style>
    <style:style style:name="gr4" style:family="graphic" style:parent-style-name="standard">
      <style:graphic-properties svg:stroke-color="#33cc66" draw:fill-color="#b4fa6a" draw:textarea-horizontal-align="justify" draw:textarea-vertical-align="middle" draw:auto-grow-height="false" fo:min-height="1.094cm" fo:min-width="0.632cm"/>
    </style:style>
    <style:style style:name="gr5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b4fa6a"/>
      <style:paragraph-properties fo:text-align="center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68cm" svg:x="1cm" svg:y="7.509cm">
          <draw:image xlink:href="Pictures/1000000100000420000003309D83E167504BD7F5.png" xlink:type="simple" xlink:show="embed" xlink:actuate="onLoad" draw:mime-type="image/png">
            <text:p/>
          </draw:image>
        </draw:frame>
        <draw:custom-shape draw:style-name="gr2" draw:text-style-name="P2" draw:layer="layout" svg:width="2.2cm" svg:height="2.6cm" svg:x="17.8cm" svg:y="13.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7cm" svg:y1="14.8cm" svg:x2="18.3cm" svg:y2="14.8cm">
          <text:p/>
        </draw:line>
        <draw:g>
          <draw:custom-shape draw:style-name="gr4" draw:text-style-name="P3" draw:layer="layout" svg:width="1.6cm" svg:height="1.9cm" svg:x="18.3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1.2cm" svg:height="1.2cm" svg:x="18.6cm" svg:y="14.2cm">
            <draw:text-box>
              <text:p><text:span text:style-name="T1">E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6T14:27:44.745210895</dc:date>
    <meta:editing-duration>PT1H38M18S</meta:editing-duration>
    <meta:editing-cycles>2</meta:editing-cycles>
    <meta:generator>LibreOffice/7.4.7.2$Linux_X86_64 LibreOffice_project/40$Build-2</meta:generator>
    <meta:document-statistic meta:object-count="6"/>
  </office:meta>
</office:document-meta>
</file>